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33d1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800000"/>
    </style:style>
    <style:style style:name="P5" style:family="paragraph" style:parent-style-name="Standard" style:list-style-name="L1"/>
    <style:style style:name="T1" style:family="text">
      <style:text-properties officeooo:rsid="00033d12"/>
    </style:style>
    <style:style style:name="T2" style:family="text">
      <style:text-properties officeooo:rsid="000429c4"/>
    </style:style>
    <style:style style:name="T3" style:family="text">
      <style:text-properties officeooo:rsid="0004f14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CONFIGURACIÓN DEL SERVIDOR VIRTUAL IMPLANTACION DENTRO DE LA MÁQUINA DE UBUNTU SERVER</text:p>
      <text:p text:style-name="Standard"/>
      <text:p text:style-name="Standard"/>
      <text:p text:style-name="Standard">1/ Se crea el directorio implantaci<text:span text:style-name="T3">o</text:span>n dentro del DocumentRoot:</text:p>
      <text:p text:style-name="Standard"/>
      <text:p text:style-name="Standard">Dentro del directorio creado editar un fichero index.html</text:p>
      <text:p text:style-name="Standard"/>
      <text:p text:style-name="P1">CONFIGURACIÓN DEL SERVIDOR VIRTUAL IMPLANTACIÓN EN EL SERVIDOR DE UBUNTU:</text:p>
      <text:p text:style-name="Standard">2/ Se crea el fichero de configuración (implantacion.conf) del nuevo servidor virtual en el directorio sites-available, con el siguiente comportamiento:</text:p>
      <text:p text:style-name="Standard"><text:tab/>* La configuración del sitio se realizará en el fichero .htaccess (NOTA)</text:p>
      <text:list xml:id="list339896851" text:style-name="L1">
        <text:list-item>
          <text:p text:style-name="P5">No se hará un listado de los ficheros del DocumentRoot si no existe el fichero a servir por defecto (index.html)</text:p>
        </text:list-item>
        <text:list-item>
          <text:p text:style-name="P5">Se realizará una autenticación Digest, permitiendo entrar al nuevo sitio virtual a los usuarios usu1 y usu2</text:p>
        </text:list-item>
        <text:list-item>
          <text:p text:style-name="P5">Se establecerá el fichero de errores (implantacion_error_log)en el directorio correcto </text:p>
        </text:list-item>
        <text:list-item>
          <text:p text:style-name="P5">Se establecerá el fichero de accesos (implantacion_access_log) en el directorio correcto</text:p>
        </text:list-item>
        <text:list-item>
          <text:p text:style-name="P5">Se establecerá un nivel se error warn</text:p>
        </text:list-item>
      </text:list>
      <text:p text:style-name="Standard"/>
      <text:p text:style-name="Standard">NOTA: En el fichero de configuración dentro del contenedor &lt;Directory <text:s text:c="5"/>&gt; correspondiente se activará la configuración del sitio a través del fichero .htaccess que estárá situado en /var/www/html/implantacion y en dicho fichero se establecerá toda la configuración.</text:p>
      <text:p text:style-name="Standard"/>
      <text:p text:style-name="Standard">$sudo nano /etc/apache2/sites-available/implantacion.conf</text:p>
      <text:p text:style-name="Standard"/>
      <text:p text:style-name="Standard"/>
      <text:p text:style-name="Standard">$sudo nano /var/www/html/implantacion/.htaccess</text:p>
      <text:p text:style-name="Standard"/>
      <text:p text:style-name="Standard"/>
      <text:p text:style-name="Standard"/>
      <text:p text:style-name="Standard"><text:span text:style-name="T1">3/ </text:span>Se desactiva el servidor virtual por defecto, se activa el servidor implantacion y se reinicia apache:</text:p>
      <text:p text:style-name="Standard"/>
      <text:p text:style-name="Standard"/>
      <text:p text:style-name="P1">CONFIGURACIÓN SERVIDOR DNS EN LA MÁQUINA DE WINDOWS 2008</text:p>
      <text:p text:style-name="Standard">3/ En el Servidor W2008 se crea el registro de recursos (A) con la dirección del servidor de Ubuntu</text:p>
      <text:p text:style-name="Standard"/>
      <text:p text:style-name="P4"/>
      <text:p text:style-name="Standard"/>
      <text:p text:style-name="Standard">Y en la zona inversa, <text:span text:style-name="T1">el PTR</text:span>:</text:p>
      <text:p text:style-name="Standard"/>
      <text:p text:style-name="Standard">La configuración de la máquina de windows 2008 es :</text:p>
      <text:p text:style-name="Standard"><text:soft-page-break/></text:p>
      <text:p text:style-name="P2">CONFIGURACIÓN <text:span text:style-name="T1">CLIENTE</text:span> DNS EN LA MÁQUINA DE WINDOWS 200<text:span text:style-name="T1">7</text:span></text:p>
      <text:p text:style-name="Standard">En la máquina de windows7, configuramos el cliente DNS:</text:p>
      <text:p text:style-name="Standard"/>
      <text:p text:style-name="Standard"/>
      <text:p text:style-name="Standard"/>
      <text:p text:style-name="Standard">Probar en W7:</text:p>
      <text:p text:style-name="Standard">Observamos que no ha hecho falta escribir el FQDN del sitio porque la máquina de windows7 pertenece al mismo dominio (daw253.net)</text:p>
      <text:p text:style-name="Standard"/>
      <text:p text:style-name="Standard"/>
      <text:p text:style-name="Standard"/>
      <text:p text:style-name="Standard">Activamos el servidor por defecto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8:23:21.332935863</meta:creation-date>
    <dc:date>2020-01-20T16:35:14.735000000</dc:date>
    <meta:editing-duration>PT2H14M1S</meta:editing-duration>
    <meta:editing-cycles>20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24" meta:word-count="293" meta:character-count="1936" meta:non-whitespace-character-count="1665"/>
  </office:meta>
</office:document-meta>
</file>